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695583A.png"/>
  <manifest:file-entry manifest:media-type="image/png" manifest:full-path="Pictures/10000000000003200000025809C7EF31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water-title">
      <style:graphic-properties draw:auto-grow-height="true" fo:min-height="3.001cm"/>
    </style:style>
    <style:style style:name="pr2" style:family="presentation" style:parent-style-name="water-notes">
      <style:graphic-properties draw:fill-color="#ffffff" draw:auto-grow-height="true" fo:min-height="13.365cm"/>
    </style:style>
    <style:style style:name="pr3" style:family="presentation" style:parent-style-name="water-outline1">
      <style:graphic-properties fo:min-height="13.61cm"/>
    </style:style>
    <style:style style:name="pr4" style:family="presentation" style:parent-style-name="water-notes">
      <style:graphic-properties draw:fill-color="#ffffff" fo:min-height="13.114cm"/>
    </style:style>
    <style:style style:name="pr5" style:family="presentation" style:parent-style-name="water-title">
      <style:graphic-properties fo:min-height="2.75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>
        <draw:frame presentation:style-name="pr1" draw:layer="layout" svg:width="23cm" svg:height="3.001cm" svg:x="2.5cm" svg:y="2cm" presentation:class="title" presentation:user-transformed="true">
          <draw:text-box>
            <text:p>F+MVC</text:p>
          </draw:text-box>
        </draw:frame>
        <draw:custom-shape draw:style-name="gr1" draw:text-style-name="P1" draw:layer="layout" svg:width="8cm" svg:height="2cm" svg:x="3.5cm" svg:y="5.5cm">
          <text:p text:style-name="P1">http://localhost/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7.5cm" svg:x="14cm" svg:y="5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07cm" svg:height="0.962cm" svg:x="6cm" svg:y="4.5cm">
          <draw:text-box>
            <text:p>GET POST</text:p>
          </draw:text-box>
        </draw:frame>
        <draw:line draw:style-name="gr4" draw:text-style-name="P1" draw:layer="layout" svg:x1="12cm" svg:y1="6cm" svg:x2="13.5cm" svg:y2="6cm">
          <text:p/>
        </draw:line>
        <draw:frame draw:style-name="gr5" draw:layer="layout" svg:width="4.905cm" svg:height="0.962cm" svg:x="16.5cm" svg:y="4.5cm">
          <draw:text-box>
            <text:p>Front Controller</text:p>
          </draw:text-box>
        </draw:frame>
        <draw:custom-shape draw:style-name="gr6" draw:text-style-name="P1" draw:layer="layout" svg:width="8.5cm" svg:height="4.5cm" svg:x="15cm" svg:y="8cm">
          <text:p text:style-name="P1">Роутер смотрит в таблицу</text:p>
          <text:p text:style-name="P1">маршрутов сравнивает и </text:p>
          <text:p text:style-name="P1">визывает <text:s/>AdminController</text:p>
          <text:p text:style-name="P1">а в нем метод actionIndex</text:p>
          <draw:enhanced-geometry svg:viewBox="0 0 21600 21600" draw:type="rectangle" draw:enhanced-path="M 0 0 L 21600 0 21600 21600 0 21600 0 0 Z N"/>
        </draw:custom-shape>
        <draw:frame draw:style-name="gr5" draw:layer="layout" svg:width="2.403cm" svg:height="0.962cm" svg:x="17cm" svg:y="7cm">
          <draw:text-box>
            <text:p>Router</text:p>
          </draw:text-box>
        </draw:frame>
        <draw:custom-shape draw:style-name="gr1" draw:text-style-name="P1" draw:layer="layout" svg:width="8cm" svg:height="1.5cm" svg:x="4.5cm" svg:y="9cm">
          <text:p text:style-name="P1">'admin'=&gt;admin/index</text:p>
          <draw:enhanced-geometry svg:viewBox="0 0 21600 21600" draw:type="rectangle" draw:enhanced-path="M 0 0 L 21600 0 21600 21600 0 21600 0 0 Z N"/>
        </draw:custom-shape>
        <draw:frame draw:style-name="gr5" draw:layer="layout" svg:width="6.45cm" svg:height="0.962cm" svg:x="5.5cm" svg:y="8cm">
          <draw:text-box>
            <text:p>Таблица маршрутов</text:p>
          </draw:text-box>
        </draw:frame>
        <draw:line draw:style-name="gr4" draw:text-style-name="P1" draw:layer="layout" svg:x1="14.5cm" svg:y1="9.5cm" svg:x2="13cm" svg:y2="9.5cm">
          <text:p/>
        </draw:line>
        <draw:line draw:style-name="gr4" draw:text-style-name="P1" draw:layer="layout" svg:x1="16cm" svg:y1="13.5cm" svg:x2="16cm" svg:y2="17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1T1">
        <draw:frame presentation:style-name="pr1" draw:layer="layout" svg:width="23cm" svg:height="3.001cm" svg:x="2.5cm" svg:y="2cm" presentation:class="title">
          <draw:text-box>
            <text:p>AdminController</text:p>
          </draw:text-box>
        </draw:frame>
        <draw:frame presentation:style-name="pr3" draw:layer="layout" svg:width="23cm" svg:height="13.61cm" svg:x="2.5cm" svg:y="5.5cm" presentation:class="outline" presentation:user-transformed="true">
          <draw:text-box>
            <text:list text:style-name="L3">
              <text:list-header>
                <text:p>Метод <text:s/>actionIndex (){</text:p>
              </text:list-header>
              <text:list-item>
                <text:p>1) делает запрос к нужной модели </text:p>
                <text:p>$count= Product::count_brand($id);</text:p>
              </text:list-item>
              <text:list-item>
                <text:p><text:span text:style-name="T1">2)подключение нужного отображения</text:span></text:p>
                <text:p><text:span text:style-name="T1">в котором уже будет переменная $count</text:span></text:p>
                <text:p><text:s/><text:span text:style-name="T1">include_once(.../views/main_page_admin.php');</text:span></text:p>
                <text:p>}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1T1">
        <draw:frame presentation:style-name="pr5" draw:layer="layout" svg:width="23cm" svg:height="2.75cm" svg:x="2.5cm" svg:y="2.125cm" presentation:class="title">
          <draw:text-box>
            <text:list text:style-name="L1">
              <text:list-header>
                <text:p>Product -Mодель</text:p>
              </text:list-header>
            </text:list>
          </draw:text-box>
        </draw:frame>
        <draw:frame presentation:style-name="pr3" draw:layer="layout" svg:width="23cm" svg:height="13.61cm" svg:x="2.5cm" svg:y="5.5cm" presentation:class="outline" presentation:user-transformed="true">
          <draw:text-box>
            <text:list text:style-name="L3">
              <text:list-header>
                <text:p>Метод <text:s/>count_brand($id){</text:p>
                <text:p>1) запрос к базе даных <text:s text:c="5"/></text:p>
                <text:p>select count(id) from product_table where</text:p>
                <text:p>brand_id =id ;</text:p>
                <text:p>2) возврат результата запроса </text:p>
                <text:p>return <text:s/>$count;</text:p>
              </text:list-header>
              <text:list-item>
                <text:p>}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2T19">
        <draw:frame presentation:style-name="pr1" draw:layer="layout" svg:width="23cm" svg:height="3.076cm" svg:x="2.5cm" svg:y="1.963cm" presentation:class="title" presentation:user-transformed="true">
          <draw:text-box>
            <text:list text:style-name="L1">
              <text:list-header>
                <text:p><text:span text:style-name="T1">View-отображение</text:span><text:span text:style-name="T1"><text:line-break/></text:span><text:span text:style-name="T1">main_page_admin.php <text:s/></text:span><text:span text:style-name="T1"><text:line-break/></text:span><text:span text:style-name="T1"/></text:p>
              </text:list-header>
            </text:list>
          </draw:text-box>
        </draw:frame>
        <draw:custom-shape draw:style-name="gr2" draw:text-style-name="P1" draw:layer="layout" svg:width="19.5cm" svg:height="9.5cm" svg:x="4.5cm" svg:y="7.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6.843cm" svg:height="0.962cm" svg:x="5.5cm" svg:y="5cm">
          <draw:text-box>
            <text:p>Переменная $count из запроса модели уже существует</text:p>
          </draw:text-box>
        </draw:frame>
        <draw:custom-shape draw:style-name="gr8" draw:text-style-name="P1" draw:layer="layout" svg:width="15.5cm" svg:height="3cm" svg:x="6cm" svg:y="11cm">
          <text:p text:style-name="P1">Вивод переменной $count в нужном месте</text:p>
          <text:p text:style-name="P1">&lt;p&gt; &lt;? echo $count; ?&gt; &lt;/p&gt; </text:p>
          <draw:enhanced-geometry svg:viewBox="0 0 21600 21600" draw:type="rectangle" draw:enhanced-path="M 0 0 L 21600 0 21600 21600 0 21600 0 0 Z N"/>
        </draw:custom-shape>
        <draw:frame draw:style-name="gr5" draw:layer="layout" svg:width="7.915cm" svg:height="0.962cm" svg:x="8.085cm" svg:y="8.538cm">
          <draw:text-box>
            <text:p>Код HTML + PHP вставки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6-05-28T23:53:17</meta:creation-date>
    <meta:editing-duration>PT00H31M44S</meta:editing-duration>
    <meta:editing-cycles>6</meta:editing-cycles>
    <dc:date>2016-05-29T00:24:32</dc:date>
    <dc:creator>Sam </dc:creator>
    <meta:generator>OpenOffice.org/3.2$Linux OpenOffice.org_project/320m12$Build-9483</meta:generator>
    <meta:document-statistic meta:object-count="83"/>
  </office:meta>
</office:document-meta>
</file>